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5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fo:padding-left="0.1457in" fo:padding-right="0.1457in" fo:padding-top="0.0835in" fo:padding-bottom="0.0835in" fo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ode: Make an "About Me" Web Site</text:h>
      <text:list xml:id="list3707929435287103035" text:style-name="L1">
        <text:list-item>
          <text:p text:style-name="P2"><text:span text:style-name="T4">Due </text:span><text:span text:style-name="T5">Wednesday by 6:30pm</text:span></text:p>
        </text:list-item>
        <text:list-item>
          <text:p text:style-name="P1"><text:span text:style-name="T6">Points </text:span>10</text:p>
        </text:list-item>
        <text:list-item>
          <text:p text:style-name="P1"><text:span text:style-name="T6">Submitting </text:span>a text entry box or a website url</text:p>
        </text:list-item>
      </text:list>
      <text:p text:style-name="P3">We will start by making a simple web page that will be the basis of a basic site. The first thing to do is to make a page about something on which you are an expert: you.</text:p>
      <text:p text:style-name="P3">Make a web page that introduces you to the class. The page should be formatted correctly (all required elements, with tags properly terminated). There should be a window title (&lt;title&gt; tag), page heading (&lt;h1&gt;), and at least two paragraphs of text. Save the document with a name of index.html.</text:p>
      <text:p text:style-name="P3">Sync the document with your GitHub account (using the terminal commands that we covered in class) and post your account's URL for the assignment.</text:p>
      <text:p text:style-name="P4"><text:span text:style-name="Strong_20_Emphasis"><text:span text:style-name="T2">Feedback: </text:span></text:span><text:span text:style-name="T3">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5:31:13.329643273</meta:creation-date>
    <dc:date>2015-10-24T15:33:04.315949977</dc:date>
    <meta:editing-duration>PT1M52S</meta:editing-duration>
    <meta:editing-cycles>1</meta:editing-cycles>
    <meta:document-statistic meta:table-count="0" meta:image-count="0" meta:object-count="0" meta:page-count="1" meta:paragraph-count="8" meta:word-count="150" meta:character-count="823" meta:non-whitespace-character-count="684"/>
    <meta:generator>LibreOffice/4.4.2.2$Linux_X86_64 LibreOffice_project/40m0$Build-2</meta:generator>
  </office:meta>
</office:document-meta>
</file>